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cc0000" draw:textarea-horizontal-align="justify" draw:textarea-vertical-align="middle" draw:auto-grow-height="false" fo:min-height="2.15cm" fo:min-width="2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cc0000" draw:textarea-horizontal-align="justify" draw:textarea-vertical-align="middle" draw:auto-grow-height="false" fo:min-height="2.05cm" fo:min-width="2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0000cc" draw:textarea-horizontal-align="justify" draw:textarea-vertical-align="middle" draw:auto-grow-height="false" fo:min-height="2.05cm" fo:min-width="2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-color="#66cc00" draw:textarea-horizontal-align="justify" draw:textarea-vertical-align="middle" draw:auto-grow-height="false" fo:min-height="2.05cm" fo:min-width="3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</style:style>
    <style:style style:name="gr9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1.95cm" fo:min-width="2.244cm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Dashed_20__28_var_29_"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P1" style:family="paragraph">
      <style:paragraph-properties fo:text-align="center"/>
    </style:style>
    <style:style style:name="P2" style:family="paragraph">
      <loext:graphic-properties draw:fill-color="#cc0000"/>
      <style:paragraph-properties fo:text-align="center"/>
    </style:style>
    <style:style style:name="P3" style:family="paragraph">
      <loext:graphic-properties draw:fill-color="#0000cc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2.9cm" svg:height="2.4cm" svg:x="0.4cm" svg:y="12cm">
          <text:p text:style-name="P1">V1720</text:p>
          <text:p text:style-name="P1">Sector 0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2.9cm" svg:height="2.4cm" svg:x="4.1cm" svg:y="12cm">
          <text:p text:style-name="P1">V1720</text:p>
          <text:p text:style-name="P1">Sector 1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2.9cm" svg:height="2.4cm" svg:x="7.8cm" svg:y="12cm">
          <text:p text:style-name="P1">V1720</text:p>
          <text:p text:style-name="P1">Sector 2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9cm" svg:height="2.4cm" svg:x="11.5cm" svg:y="12cm">
          <text:p text:style-name="P1">V1720</text:p>
          <text:p text:style-name="P1">Sector 3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9cm" svg:height="2.4cm" svg:x="15.2cm" svg:y="12cm">
          <text:p text:style-name="P1">V1740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2.9cm" svg:height="2.4cm" svg:x="13.7cm" svg:y="6.6cm">
          <text:p text:style-name="P1">PPG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6cm" svg:height="2.4cm" svg:x="6.4cm" svg:y="6.6cm">
          <text:p text:style-name="P1">Clock Board</text:p>
          <text:p text:style-name="P1">62.5 MHz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5.678cm" svg:y1="2.8cm" svg:x2="8.2cm" svg:y2="6.6cm" draw:start-shape="id1" draw:end-shape="id2" svg:d="M5678 2800v1900h2522v1900" svg:viewBox="0 0 2523 3801">
          <text:p/>
        </draw:connector>
        <draw:connector draw:style-name="gr5" draw:text-style-name="P5" draw:layer="layout" draw:line-skew="-0.976cm" svg:x1="6.9cm" svg:y1="9.7cm" svg:x2="1.85cm" svg:y2="12cm" draw:start-shape="id3" draw:start-glue-point="2" draw:end-shape="id4" draw:end-glue-point="0" svg:d="M6900 9700v174h-5050v2126" svg:viewBox="0 0 5051 2301">
          <text:p/>
        </draw:connector>
        <draw:line draw:style-name="gr6" draw:text-style-name="P5" xml:id="id5" draw:id="id5" draw:layer="layout" svg:x1="9.5cm" svg:y1="9cm" svg:x2="9.5cm" svg:y2="9.6cm">
          <text:p/>
        </draw:line>
        <draw:connector draw:style-name="gr5" draw:text-style-name="P5" draw:layer="layout" draw:line-skew="-0.976cm" svg:x1="9.5cm" svg:y1="9.6cm" svg:x2="16.65cm" svg:y2="12cm" draw:start-shape="id5" draw:start-glue-point="2" draw:end-shape="id6" draw:end-glue-point="0" svg:d="M9500 9600v224h7150v2176" svg:viewBox="0 0 7151 2401">
          <text:p/>
        </draw:connector>
        <draw:line draw:style-name="gr7" draw:text-style-name="P5" xml:id="id7" draw:id="id7" draw:layer="layout" svg:x1="8.9cm" svg:y1="9.05cm" svg:x2="8.9cm" svg:y2="9.75cm">
          <text:p/>
        </draw:line>
        <draw:connector draw:style-name="gr5" draw:text-style-name="P5" draw:layer="layout" draw:line-skew="-0.275cm" svg:x1="8.9cm" svg:y1="9.75cm" svg:x2="12.95cm" svg:y2="12cm" draw:start-shape="id7" draw:start-glue-point="2" draw:end-shape="id8" draw:end-glue-point="0" svg:d="M8900 9750v850h4050v1400" svg:viewBox="0 0 4051 2251">
          <text:p/>
        </draw:connector>
        <draw:connector draw:style-name="gr5" draw:text-style-name="P5" draw:layer="layout" draw:line-skew="0.75cm" svg:x1="8.2cm" svg:y1="9cm" svg:x2="9.25cm" svg:y2="12cm" draw:start-shape="id2" draw:start-glue-point="2" draw:end-shape="id9" svg:d="M8200 9000v2250h1050v750" svg:viewBox="0 0 1051 3001">
          <text:p/>
        </draw:connector>
        <draw:line draw:style-name="gr7" draw:text-style-name="P5" xml:id="id10" draw:id="id10" draw:layer="layout" svg:x1="7.5cm" svg:y1="9.05cm" svg:x2="7.5cm" svg:y2="9.75cm">
          <text:p/>
        </draw:line>
        <draw:connector draw:style-name="gr5" draw:text-style-name="P5" draw:layer="layout" draw:line-skew="-0.301cm" svg:x1="7.5cm" svg:y1="9.75cm" svg:x2="5.55cm" svg:y2="12cm" draw:start-shape="id10" draw:start-glue-point="2" draw:end-shape="id11" draw:end-glue-point="0" svg:d="M7500 9750v824h-1950v1426" svg:viewBox="0 0 1951 2251">
          <text:p/>
        </draw:connector>
        <draw:line draw:style-name="gr7" draw:text-style-name="P5" xml:id="id3" draw:id="id3" draw:layer="layout" svg:x1="6.9cm" svg:y1="9cm" svg:x2="6.9cm" svg:y2="9.7cm">
          <text:p/>
        </draw:line>
        <draw:frame draw:style-name="gr8" draw:text-style-name="P6" draw:layer="layout" svg:width="3.216cm" svg:height="0.962cm" svg:x="5.6cm" svg:y="3.838cm">
          <draw:text-box>
            <text:p>62.5 MHz</text:p>
          </draw:text-box>
        </draw:frame>
        <draw:custom-shape draw:style-name="gr9" draw:text-style-name="P1" xml:id="id1" draw:id="id1" draw:layer="layout" svg:width="2.844cm" svg:height="2.3cm" svg:x="4.256cm" svg:y="0.5cm">
          <text:p text:style-name="P1">Stratix IV</text:p>
          <text:p text:style-name="P1">(50 MHz)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3.6cm" svg:height="2.4cm" svg:x="0.5cm" svg:y="6.1cm">
          <text:p text:style-name="P1">ADC FMC</text:p>
          <text:p text:style-name="P1">45.16129</text:p>
          <text:p text:style-name="P1">MHz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svg:x1="4.256cm" svg:y1="1.65cm" svg:x2="2.3cm" svg:y2="6.1cm" draw:start-shape="id1" draw:start-glue-point="3" draw:end-shape="id12" svg:d="M4256 1650h-1956v4450" svg:viewBox="0 0 1957 4451">
          <text:p/>
        </draw:connector>
        <draw:frame draw:style-name="gr11" draw:text-style-name="P6" draw:layer="layout" svg:width="3.918cm" svg:height="1.673cm" svg:x="0.482cm" svg:y="0.3cm">
          <draw:text-box>
            <text:p>45.16129 </text:p>
            <text:p>MHz</text:p>
          </draw:text-box>
        </draw:frame>
        <draw:connector draw:style-name="gr5" draw:text-style-name="P5" draw:layer="layout" svg:x1="10cm" svg:y1="7.8cm" svg:x2="13.7cm" svg:y2="7.8cm" draw:start-shape="id2" draw:start-glue-point="1" draw:end-shape="id13" draw:end-glue-point="3" svg:d="M10000 7800h3700" svg:viewBox="0 0 37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6T12:55:20.203217888</meta:creation-date>
    <dc:date>2016-08-12T12:29:06.679964127</dc:date>
    <dc:creator>Simon </dc:creator>
    <meta:editing-duration>PT21M39S</meta:editing-duration>
    <meta:editing-cycles>6</meta:editing-cycles>
    <meta:generator>LibreOffice/5.0.3.2$Linux_X86_64 LibreOffice_project/00m0$Build-2</meta:generator>
    <meta:document-statistic meta:object-count="23"/>
  </office:meta>
</office:document-meta>
</file>